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12" svg:font-family="'EB Garamond 1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7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EB Garamond 12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EB Garamond 12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EB Garamond 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EB Garamond 12" fo:font-size="12pt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EB Garamond 12" fo:font-size="12pt" style:font-size-asian="12pt" style:font-size-complex="12pt"/>
    </style:style>
    <style:style style:name="ce6" style:family="table-cell" style:parent-style-name="Default" style:data-style-name="N84">
      <style:table-cell-properties style:text-align-source="fix" style:repeat-content="false" style:vertical-align="middle"/>
      <style:paragraph-properties fo:text-align="start"/>
      <style:text-properties style:font-name="EB Garamond 12" fo:font-size="12pt" style:font-size-asian="12pt" style:font-size-complex="12pt"/>
    </style:style>
    <style:style style:name="ce7" style:family="table-cell" style:parent-style-name="Default" style:data-style-name="N104">
      <style:table-cell-properties style:text-align-source="fix" style:repeat-content="false" style:vertical-align="middle"/>
      <style:paragraph-properties fo:text-align="start"/>
      <style:text-properties style:font-name="EB Garamond 12" fo:font-size="12pt" style:font-size-asian="12pt" style:font-size-complex="12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start"/>
      <style:text-properties style:font-name="EB Garamond 12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Part 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ACRS system (GDS or ADS)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perty class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Date placed in service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overy period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thod and convention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preciation rate (from table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3" table:number-rows-spanned="1">
            <text:p>Part I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st or other basis*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siness/investment use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ltiply line 7 by line 8</text:p>
          </table:table-cell>
          <table:table-cell table:style-name="ce7" table:formula="of:=[.C7]*[.C8]" office:value-type="currency" office:currency="USD" office:value="0" calcext:value-type="currency">
            <text:p>$0.0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tal claimed for section 179 deduction and other items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btract line 10 from line 9. This is your tentative basis for depreciation</text:p>
          </table:table-cell>
          <table:table-cell table:style-name="ce7" table:formula="of:=[.C9]-[.C10]" office:value-type="currency" office:currency="USD" office:value="0" calcext:value-type="currency">
            <text:p>$0.00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Multiple line 11 by 0.50 if the 50% special depreciation allowance applies. This is your special depreciation allowance. Enter -0- if this is not the year you placed the property in service, the property is not qualified property, or you elected not to claim a special allowance</text:p>
          </table:table-cell>
          <table:table-cell table:style-name="ce7" table:formula="of:=[.C11]*0.5" office:value-type="currency" office:currency="USD" office:value="0" calcext:value-type="currency">
            <text:p>$0.00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tract line 12 from line 11. This is your basis for depreciation</text:p>
          </table:table-cell>
          <table:table-cell table:style-name="ce7" table:formula="of:=[.C11]-[.C12]" office:value-type="currency" office:currency="USD" office:value="0" calcext:value-type="currency">
            <text:p>$0.0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preciation rate (from line 6)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ltiply line 13 by line 14. This is your MACRS depreciation deduction</text:p>
          </table:table-cell>
          <table:table-cell table:style-name="ce7" table:formula="of:=[.C13]*[.C14]" office:value-type="currency" office:currency="USD" office:value="0" calcext:value-type="currency">
            <text:p>$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if real estate, do not include cost (basis) of land.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 Garamond 12" svg:font-family="'EB Garamond 1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5:30:53.656508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rie Anderson</meta:initial-creator>
    <meta:creation-date>2016-04-05T15:17:45.910481945</meta:creation-date>
    <dc:date>2016-04-05T15:45:15.756614513</dc:date>
    <dc:creator>Valerie Anderson</dc:creator>
    <meta:editing-duration>PT23M40S</meta:editing-duration>
    <meta:editing-cycles>4</meta:editing-cycles>
    <meta:generator>LibreOffice/4.3.3.2$Linux_X86_64 LibreOffice_project/430m0$Build-2</meta:generator>
    <meta:document-statistic meta:table-count="1" meta:cell-count="39" meta:object-count="0"/>
  </office:meta>
</office:document-meta>
</file>